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size="14pt" officeooo:rsid="0007e532" officeooo:paragraph-rsid="0007e532" style:font-size-asian="14pt" style:font-size-complex="14pt"/>
    </style:style>
    <style:style style:name="P2" style:family="paragraph" style:parent-style-name="Standard">
      <style:text-properties officeooo:rsid="0007e532" officeooo:paragraph-rsid="0007e532"/>
    </style:style>
    <style:style style:name="P3" style:family="paragraph" style:parent-style-name="Text_20_body">
      <style:text-properties fo:font-weight="bold" officeooo:rsid="0007e532" officeooo:paragraph-rsid="0007e532"/>
    </style:style>
    <style:style style:name="P4" style:family="paragraph" style:parent-style-name="Text_20_body">
      <style:text-properties fo:font-weight="bold" officeooo:rsid="0007e532"/>
    </style:style>
    <style:style style:name="P5" style:family="paragraph" style:parent-style-name="Text_20_body">
      <style:text-properties officeooo:rsid="0007e532"/>
    </style:style>
    <style:style style:name="P6" style:family="paragraph" style:parent-style-name="Text_20_body">
      <style:text-properties officeooo:rsid="0007e532" officeooo:paragraph-rsid="00087c95"/>
    </style:style>
    <style:style style:name="P7" style:family="paragraph" style:parent-style-name="Standard">
      <style:text-properties officeooo:paragraph-rsid="000923c1"/>
    </style:style>
    <style:style style:name="P8" style:family="paragraph" style:parent-style-name="Standard">
      <style:text-properties fo:font-style="italic" officeooo:rsid="00087c95" officeooo:paragraph-rsid="000923c1" style:font-style-asian="italic" style:font-style-complex="italic"/>
    </style:style>
    <style:style style:name="P9" style:family="paragraph" style:parent-style-name="Standard">
      <style:text-properties officeooo:rsid="00087c95" officeooo:paragraph-rsid="000923c1"/>
    </style:style>
    <style:style style:name="P10" style:family="paragraph" style:parent-style-name="Standard">
      <style:text-properties fo:font-style="italic" officeooo:rsid="000923c1" officeooo:paragraph-rsid="000923c1" style:font-style-asian="italic" style:font-style-complex="italic"/>
    </style:style>
    <style:style style:name="P11" style:family="paragraph" style:parent-style-name="Standard">
      <style:text-properties officeooo:rsid="000923c1" officeooo:paragraph-rsid="000923c1"/>
    </style:style>
    <style:style style:name="P12" style:family="paragraph" style:parent-style-name="Text_20_body">
      <style:text-properties fo:font-weight="bold" officeooo:rsid="000923c1" officeooo:paragraph-rsid="000923c1"/>
    </style:style>
    <style:style style:name="P13" style:family="paragraph" style:parent-style-name="Text_20_body">
      <style:paragraph-properties fo:break-before="page"/>
      <style:text-properties fo:font-weight="bold" officeooo:rsid="000923c1" officeooo:paragraph-rsid="000923c1"/>
    </style:style>
    <style:style style:name="P14" style:family="paragraph" style:parent-style-name="Text_20_body">
      <style:text-properties officeooo:rsid="000923c1"/>
    </style:style>
    <style:style style:name="P15" style:family="paragraph" style:parent-style-name="Standard">
      <style:text-properties officeooo:rsid="000c6e05" officeooo:paragraph-rsid="000c6e05"/>
    </style:style>
    <style:style style:name="P16" style:family="paragraph" style:parent-style-name="Standard">
      <style:text-properties fo:font-style="italic" officeooo:rsid="000c6e05" officeooo:paragraph-rsid="000c6e05" style:font-style-asian="italic" style:font-style-complex="italic"/>
    </style:style>
    <style:style style:name="P17" style:family="paragraph" style:parent-style-name="Standard">
      <style:text-properties officeooo:rsid="00087c95" officeooo:paragraph-rsid="00087c95"/>
    </style:style>
    <style:style style:name="P18" style:family="paragraph" style:parent-style-name="Text_20_body">
      <style:paragraph-properties fo:break-before="page"/>
      <style:text-properties fo:font-weight="bold" officeooo:rsid="0007e532" officeooo:paragraph-rsid="0007e532"/>
    </style:style>
    <style:style style:name="P19" style:family="paragraph" style:parent-style-name="Standard">
      <style:text-properties fo:font-weight="bold" officeooo:rsid="000eb115" officeooo:paragraph-rsid="000eb115" style:font-weight-asian="bold" style:font-weight-complex="bold"/>
    </style:style>
    <style:style style:name="P20" style:family="paragraph" style:parent-style-name="Standard">
      <style:text-properties officeooo:rsid="000eb115" officeooo:paragraph-rsid="000eb115"/>
    </style:style>
    <style:style style:name="P21" style:family="paragraph" style:parent-style-name="Standard">
      <style:text-properties fo:font-style="italic" officeooo:rsid="000eb115" officeooo:paragraph-rsid="000eb115" style:font-style-asian="italic" style:font-style-complex="italic"/>
    </style:style>
    <style:style style:name="P22" style:family="paragraph" style:parent-style-name="Standard">
      <style:text-properties fo:font-style="italic" officeooo:rsid="000f1a75" officeooo:paragraph-rsid="000f1a75" style:font-style-asian="italic" style:font-style-complex="italic"/>
    </style:style>
    <style:style style:name="P23" style:family="paragraph" style:parent-style-name="Standard">
      <style:text-properties fo:font-style="italic" officeooo:rsid="0010e9fb" officeooo:paragraph-rsid="0010e9fb" style:font-style-asian="italic" style:font-style-complex="italic"/>
    </style:style>
    <style:style style:name="P24" style:family="paragraph" style:parent-style-name="Standard">
      <style:text-properties fo:font-weight="bold" officeooo:rsid="000f1a75" officeooo:paragraph-rsid="000f1a75" style:font-weight-asian="bold" style:font-weight-complex="bold"/>
    </style:style>
    <style:style style:name="P25" style:family="paragraph" style:parent-style-name="Standard">
      <style:text-properties officeooo:rsid="000f1a75" officeooo:paragraph-rsid="000f1a75"/>
    </style:style>
    <style:style style:name="P26" style:family="paragraph" style:parent-style-name="Standard">
      <style:text-properties fo:font-style="italic" officeooo:rsid="000fda17" officeooo:paragraph-rsid="000fda17" style:font-style-asian="italic" style:font-style-complex="italic"/>
    </style:style>
    <style:style style:name="P27" style:family="paragraph" style:parent-style-name="Standard">
      <style:text-properties fo:font-style="italic" officeooo:rsid="000fda17" officeooo:paragraph-rsid="00110104" style:font-style-asian="italic" style:font-style-complex="italic"/>
    </style:style>
    <style:style style:name="P28" style:family="paragraph" style:parent-style-name="Standard">
      <style:text-properties officeooo:rsid="000fda17" officeooo:paragraph-rsid="00110104"/>
    </style:style>
    <style:style style:name="P29" style:family="paragraph" style:parent-style-name="Standard">
      <style:text-properties fo:font-weight="bold" officeooo:rsid="000fda17" officeooo:paragraph-rsid="000fda17" style:font-weight-asian="bold" style:font-weight-complex="bold"/>
    </style:style>
    <style:style style:name="P30" style:family="paragraph" style:parent-style-name="Standard">
      <style:text-properties officeooo:rsid="000fda17" officeooo:paragraph-rsid="000fda17"/>
    </style:style>
    <style:style style:name="P31" style:family="paragraph" style:parent-style-name="Standard">
      <style:text-properties fo:font-style="italic" officeooo:rsid="001473de" officeooo:paragraph-rsid="001473de" style:font-style-asian="italic" style:font-style-complex="italic"/>
    </style:style>
    <style:style style:name="P32" style:family="paragraph" style:parent-style-name="Text_20_body">
      <style:paragraph-properties fo:break-before="page"/>
      <style:text-properties fo:font-weight="bold" officeooo:rsid="001473de" officeooo:paragraph-rsid="001473de"/>
    </style:style>
    <style:style style:name="P33" style:family="paragraph" style:parent-style-name="Text_20_body">
      <style:text-properties officeooo:rsid="001473de"/>
    </style:style>
    <style:style style:name="P34" style:family="paragraph" style:parent-style-name="Standard">
      <style:text-properties officeooo:rsid="001473de" officeooo:paragraph-rsid="001473de"/>
    </style:style>
    <style:style style:name="P35" style:family="paragraph" style:parent-style-name="Standard">
      <style:text-properties fo:font-style="italic" officeooo:rsid="001736ad" officeooo:paragraph-rsid="001844ab" style:font-style-asian="italic" style:font-style-complex="italic"/>
    </style:style>
    <style:style style:name="P36" style:family="paragraph" style:parent-style-name="Standard">
      <style:text-properties fo:font-style="italic" officeooo:rsid="001844ab" officeooo:paragraph-rsid="001844ab" style:font-style-asian="italic" style:font-style-complex="italic"/>
    </style:style>
    <style:style style:name="P37" style:family="paragraph" style:parent-style-name="Standard">
      <style:text-properties officeooo:rsid="001844ab" officeooo:paragraph-rsid="001844ab"/>
    </style:style>
    <style:style style:name="P38" style:family="paragraph" style:parent-style-name="Text_20_body">
      <style:paragraph-properties fo:break-before="page"/>
      <style:text-properties fo:font-weight="bold" officeooo:rsid="001844ab" officeooo:paragraph-rsid="001844ab"/>
    </style:style>
    <style:style style:name="P39" style:family="paragraph" style:parent-style-name="Text_20_body">
      <style:text-properties officeooo:rsid="001844ab"/>
    </style:style>
    <style:style style:name="P40" style:family="paragraph" style:parent-style-name="Standard">
      <style:text-properties officeooo:rsid="001473de" officeooo:paragraph-rsid="001844ab"/>
    </style:style>
    <style:style style:name="T1" style:family="text">
      <style:text-properties officeooo:rsid="000a08dc"/>
    </style:style>
    <style:style style:name="T2" style:family="text">
      <style:text-properties officeooo:rsid="000c59ff"/>
    </style:style>
    <style:style style:name="T3" style:family="text">
      <style:text-properties fo:font-style="italic" officeooo:rsid="000c59ff" style:font-style-asian="italic" style:font-style-complex="italic"/>
    </style:style>
    <style:style style:name="T4" style:family="text">
      <style:text-properties officeooo:rsid="00212786"/>
    </style:style>
    <style:style style:name="T5" style:family="text">
      <style:text-properties officeooo:rsid="00110104"/>
    </style:style>
    <style:style style:name="T6" style:family="text">
      <style:text-properties fo:font-style="italic" officeooo:rsid="000cfbf5" style:font-style-asian="italic" style:font-style-complex="italic"/>
    </style:style>
    <style:style style:name="T7" style:family="text">
      <style:text-properties officeooo:rsid="0022c027"/>
    </style:style>
    <style:style style:name="T8" style:family="text">
      <style:text-properties officeooo:rsid="0010e9fb"/>
    </style:style>
    <style:style style:name="T9" style:family="text">
      <style:text-properties officeooo:rsid="0013b557"/>
    </style:style>
    <style:style style:name="T10" style:family="text">
      <style:text-properties officeooo:rsid="000f1a75"/>
    </style:style>
    <style:style style:name="T11" style:family="text">
      <style:text-properties officeooo:rsid="0024124a"/>
    </style:style>
    <style:style style:name="T12" style:family="text">
      <style:text-properties officeooo:rsid="00251512"/>
    </style:style>
    <style:style style:name="T13" style:family="text">
      <style:text-properties officeooo:rsid="001602eb"/>
    </style:style>
    <style:style style:name="T14" style:family="text">
      <style:text-properties officeooo:rsid="00184bc4"/>
    </style:style>
    <style:style style:name="T15" style:family="text">
      <style:text-properties officeooo:rsid="0019c0e7"/>
    </style:style>
    <style:style style:name="T16" style:family="text">
      <style:text-properties officeooo:rsid="001844ab"/>
    </style:style>
    <style:style style:name="T17" style:family="text">
      <style:text-properties officeooo:rsid="00193b45"/>
    </style:style>
    <style:style style:name="T18" style:family="text">
      <style:text-properties officeooo:rsid="001473de"/>
    </style:style>
    <style:style style:name="T19" style:family="text">
      <style:text-properties fo:font-style="italic" style:text-underline-style="none" officeooo:rsid="001ca356" style:font-style-asian="italic" style:font-style-complex="italic"/>
    </style:style>
    <style:style style:name="T20" style:family="text">
      <style:text-properties fo:font-style="italic" style:text-underline-style="none" officeooo:rsid="001b99a3" style:font-style-asian="italic" style:font-style-complex="italic"/>
    </style:style>
    <style:style style:name="T21" style:family="text">
      <style:text-properties fo:font-style="italic" officeooo:rsid="001b99a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ESP - MBA em FullStack Development</text:p>
      <text:p text:style-name="P1"/>
      <text:p text:style-name="P1"/>
      <text:p text:style-name="P1">Nome: Fabrício Barros Cabral</text:p>
      <text:p text:style-name="P1">Matrícula: 2025122010052</text:p>
      <text:p text:style-name="P2"/>
      <text:p text:style-name="P2"/>
      <text:p text:style-name="P3">Curso: Cloud Computing e Inteligência Artificial</text:p>
      <text:p text:style-name="P4">1. Exercício de Introdução</text:p>
      <text:p text:style-name="P5">Reflita e responda:</text:p>
      <text:p text:style-name="P6">- O que é Computação em Nuvem?</text:p>
      <text:p text:style-name="P7"/>
      <text:p text:style-name="P8">Computação em Nuvem é a oferta de serviços de computação sob demanda, como armazenamento, processamento e análise dos dados sem a necessidade de possuir ou gerenciar fisicamente a infraestrutura.</text:p>
      <text:p text:style-name="P9"/>
      <text:p text:style-name="Standard"/>
      <text:p text:style-name="P5">- Como era o mercado de tecnologia antes da popularização da nuvem?</text:p>
      <text:p text:style-name="Standard"/>
      <text:p text:style-name="P10">Era de on-premises, com altos custos iniciais com a compra e manutenção de hardware, necessidade de equipes técnicas para gerenciar e escalar servidores e riscos associados à obsolescência tecnológica.</text:p>
      <text:p text:style-name="Standard"/>
      <text:p text:style-name="Standard"/>
      <text:p text:style-name="P5">- Quais benefícios você enxerga na adoção da nuvem por empresas?</text:p>
      <text:p text:style-name="P2"/>
      <text:p text:style-name="P10">Redução de custos, pois temos a minimização do investimentos em capital e conversão para despesas operacionais; escalabilidade, que provê expansão ou redução instantânea de recursos conforme a demanda; resiliência e segurança, por meio de backup automatizado e alta disponibilidade <text:span text:style-name="T1">em data centers distribuídos; sustentabilidade, utilizando-se de data centers modernos que utilizam energia mais eficientemente, reduzindo impacto ambientais.</text:span></text:p>
      <text:p text:style-name="P10"/>
      <text:p text:style-name="P11"/>
      <text:p text:style-name="P11"/>
      <text:p text:style-name="P12"/>
      <text:p text:style-name="P13"><text:span text:style-name="T2">2</text:span>. Exercício sobre Modelos de Serviço</text:p>
      <text:p text:style-name="P14">Identifique exemplos reais de serviços que você utiliza ou conhece e classifique-os como IaaS, PaaS ou SaaS.</text:p>
      <text:p text:style-name="P14">Exemplo:</text:p>
      <text:p text:style-name="P14">- Google Drive -&gt; SaaS</text:p>
      <text:p text:style-name="P14">- AWS EC2 -&gt; IaaS</text:p>
      <text:p text:style-name="P14">Preencha a tabela abaixo:</text:p>
      <text:p text:style-name="P14">Serviço: <text:span text:style-name="T3">Microsoft 365</text:span><text:span text:style-name="T2"> <text:s text:c="17"/></text:span>| Classificação: <text:span text:style-name="T3">SaaS</text:span></text:p>
      <text:p text:style-name="P14">Serviço: <text:span text:style-name="T3">GMail</text:span> <text:s text:c="30"/>| Classificação: <text:span text:style-name="T3">SaaS</text:span></text:p>
      <text:p text:style-name="P14">Serviço: <text:span text:style-name="T3">Heroku</text:span><text:span text:style-name="T2"> <text:s text:c="28"/></text:span>| Classificação: <text:span text:style-name="T3">PaaS</text:span></text:p>
      <text:p text:style-name="P14">Serviço: <text:span text:style-name="T3">Google Compute Engine</text:span> | Classificação: <text:span text:style-name="T3">IaaS</text:span></text:p>
      <text:p text:style-name="P11"/>
      <text:p text:style-name="P13">3. Exercício sobre Modelos de Implantação</text:p>
      <text:p text:style-name="P14">Estudo de caso:</text:p>
      <text:p text:style-name="P14">Uma empresa de médio porte precisa armazenar dados sensíveis de clientes e também rodar aplicações públicas acessadas por usuários em todo o Brasil.</text:p>
      <text:p text:style-name="P14">Qual modelo de implantação seria mais adequado? (Pública, Privada, Híbrida, Multicloud)</text:p>
      <text:p text:style-name="P14">Justifique sua escolha:</text:p>
      <text:p text:style-name="P15"/>
      <text:p text:style-name="P15"/>
      <text:p text:style-name="P16">A implantação escolhida seria um modelo híbrido, uma vez que a empresa precisa armazenar dados sensíveis que seriam <text:span text:style-name="T4">guardados</text:span> privadamente, on-premise e <text:span text:style-name="T5">também </text:span>precisa executar aplicações públicas acessadas por usuários em todo o Brasil, que seriam executados e armazenados em <text:span text:style-name="T4">uma </text:span>nuvem <text:span text:style-name="T4">de acesso público</text:span>.</text:p>
      <text:p text:style-name="P11"/>
      <text:p text:style-name="P17"/>
      <text:p text:style-name="P2"/>
      <text:p text:style-name="P18">4. Exercício sobre Provedores de Cloud</text:p>
      <text:p text:style-name="P5">Pesquise os serviços oferecidos por AWS, Azure e Google Cloud. Preencha a tabela abaixo com pelo menos 2 serviços de cada provedor.</text:p>
      <text:p text:style-name="P5">AWS:</text:p>
      <text:p text:style-name="P5">- Serviço 1: <text:span text:style-name="T6">Amazon EC2 (Máquinas Virtuais)</text:span></text:p>
      <text:p text:style-name="P5">- Serviço 2: <text:span text:style-name="T6">Amazon S3 (Object Storage)</text:span></text:p>
      <text:p text:style-name="P5">Azure:</text:p>
      <text:p text:style-name="P5">- Serviço 1: <text:span text:style-name="T6">Azure Virtual Machines (Máquinas Virtuais)</text:span></text:p>
      <text:p text:style-name="P5">- Serviço 2: <text:span text:style-name="T6">Azure App Service (PaaS para aplicações Web)</text:span></text:p>
      <text:p text:style-name="P5">Google Cloud:</text:p>
      <text:p text:style-name="P5">- Serviço 1: <text:span text:style-name="T6">Google Compute Engine (Máquinas Virtuais)</text:span></text:p>
      <text:p text:style-name="P5">- Serviço 2: <text:span text:style-name="T6">Google Cloud Storage (Armazenamento)</text:span></text:p>
      <text:p text:style-name="P2"/>
      <text:p text:style-name="P18">5. Exercício sobre Desafios</text:p>
      <text:p text:style-name="P5">Em grupo, discuta os principais desafios da computação em nuvem:</text:p>
      <text:p text:style-name="P5">- Segurança e privacidade</text:p>
      <text:p text:style-name="P5">- Custos e gerenciamento</text:p>
      <text:p text:style-name="P5">- Conformidade e regulamentações</text:p>
      <text:p text:style-name="P5">Anote os principais pontos discutidos:</text:p>
      <text:p text:style-name="P2"/>
      <text:p text:style-name="P2"/>
      <text:p text:style-name="P19">Segurança e privacidade:</text:p>
      <text:p text:style-name="P20"/>
      <text:p text:style-name="P21"><text:span text:style-name="T7">Para</text:span> garantir que dados sensíveis dos usuários sejam utilizados em nuvem <text:span text:style-name="T7">deve-se u</text:span>tiliza<text:span text:style-name="T7">r</text:span> de criptografia durante o tráfego e quando armazenar os dados, <text:span text:style-name="T8">com padrões como o AES-256.</text:span></text:p>
      <text:p text:style-name="P21"/>
      <text:p text:style-name="P21"><text:span text:style-name="T7">Para </text:span>realizar a autenticação e gerenciamento do usuário <text:span text:style-name="T7">deve-se u</text:span><text:span text:style-name="T9">tilizar </text:span>controle de acesso baseado em função (RBAC – Role-Based A<text:span text:style-name="T10">ccess</text:span> Control).</text:p>
      <text:p text:style-name="P21"/>
      <text:p text:style-name="P22"><text:span text:style-name="T7">Para </text:span>garantir a segurança de rede <text:span text:style-name="T7">deve-se u</text:span>tiliza<text:span text:style-name="T7">r</text:span> firewalls e VPCs (Virtual Private Cloud).</text:p>
      <text:p text:style-name="P21"/>
      <text:p text:style-name="P23"><text:span text:style-name="T7">Para </text:span>detectar ameaças <text:span text:style-name="T7">deve-se r</text:span>ealizar o monitoramento contínuo, utilizando ferramentas como o AWS GuardDuty, Azure Security Center e GCP Security Command Center.</text:p>
      <text:p text:style-name="P23"/>
      <text:p text:style-name="P23"><text:span text:style-name="T7">Deve-se</text:span> manter a segurança durante o ciclo de desenvolvimento do software, <text:span text:style-name="T7">i</text:span>ncorpora<text:span text:style-name="T7">ndo</text:span> práticas de DevSecOps durante todo o <text:span text:style-name="T5">desenvolvimento da aplicação.</text:span></text:p>
      <text:p text:style-name="P21"/>
      <text:p text:style-name="P20"/>
      <text:p text:style-name="P24">Custos e gerenciamento:</text:p>
      <text:p text:style-name="P25"/>
      <text:p text:style-name="P26"><text:span text:style-name="T11">Para </text:span>diminuir os custos <text:span text:style-name="T11">deve-se u</text:span>tilizar os serviços apenas quando necessários (por exemplo, pode não ser necessário executá-lo nos finais de semana e feriados); <text:span text:style-name="T5">utilizar ferramentas para monitorar os custos e identificar gastos excessivos, como o AWS Cost Explorer, o Azure Cost Management e o GCP Cost Insights. Configurar escalabilidade horizontal e vertical automática para evitar ociosidade; estabelecer limites de gastos e configurar alertas de custo.</text:span></text:p>
      <text:p text:style-name="P26"/>
      <text:p text:style-name="P27"><text:span text:style-name="T11">Para o </text:span>gerencia<text:span text:style-name="T11">mento deve-se</text:span> <text:span text:style-name="T11">u</text:span><text:span text:style-name="T5">tilizar ferramentas de automação, como o Terraform, Ansible e Kubernetes para padronizar e orquestrar recursos; adotar uma API padrão, como os serviços da OpenAPI; realizar um gerenciamento centralizado, </text:span><text:span text:style-name="T9">por meio</text:span><text:span text:style-name="T5"> de ferramentas como o Consul da HashiCorp e o Tanzu da VMware.</text:span></text:p>
      <text:p text:style-name="P28"/>
      <text:p text:style-name="P28"/>
      <text:p text:style-name="P29">Conformidade e regulamentações:</text:p>
      <text:p text:style-name="P30"/>
      <text:p text:style-name="P31"><text:span text:style-name="T12">Deve-se</text:span> cumprir as regulamentações que variam com o tipo de empre<text:span text:style-name="T13">s</text:span>a e país GDPR (Europa), LGPD (Brasil) e HIPAA (EUA), <text:span text:style-name="T12">se</text:span><text:span text:style-name="T13">leciona</text:span><text:span text:style-name="T12">ndo as</text:span><text:span text:style-name="T13"> regiões específicas de datacenters que atendam os requisitos locais; implementar auditorias regulares por meio de ferramentas como o AWS Audit Manager ou Azure Compliance Manager; garantir por meio de treinamento que as equipes atendam as regulamentações aplicáveis.</text:span></text:p>
      <text:p text:style-name="P31"/>
      <text:p text:style-name="P32">6. Exercício de Práticas Recomendadas</text:p>
      <text:p text:style-name="P33">Avalie o seguinte cenário fictício:</text:p>
      <text:p text:style-name="P33">Uma startup está crescendo rapidamente e precisa garantir segurança, controle de custos e escalabilidade em sua infraestrutura em nuvem.</text:p>
      <text:p text:style-name="P33">Use o checklist abaixo para avaliar:</text:p>
      <text:p text:style-name="P33">[ ] Há controle de acesso por função?</text:p>
      <text:p text:style-name="P33">[ ] Há monitoramento ativo de recursos?</text:p>
      <text:p text:style-name="P33">[ ] Há políticas de escalabilidade automática?</text:p>
      <text:p text:style-name="P33">[ ] Há revisão periódica de custos e uso?</text:p>
      <text:p text:style-name="P33">Sugestões de melhoria:</text:p>
      <text:p text:style-name="P34"/>
      <text:p text:style-name="P35"><text:span text:style-name="T14">Se a</text:span> startup lida com dados sensíveis do usuário é precis<text:span text:style-name="T15">o</text:span> verificar se está usando criptografia forte para o tráfego e armazenamento, como o AES-256. <text:span text:style-name="T14">Como p</text:span>recisa lidar com a autenticação de usuários e o controle de acesso por função, <text:span text:style-name="T14">deve-se </text:span><text:span text:style-name="T15">empregar</text:span> um controle RBAC (Role-Based Access Control). <text:span text:style-name="T14">Também é necessário utilizar</text:span><text:span text:style-name="T16"> firewalls para controle do tráfego e VPCs (Virtual Private Cloud) para acesso privado </text:span><text:span text:style-name="T14">e </text:span><text:span text:style-name="T16">ferramentas como </text:span><text:span text:style-name="T8">o AWS GuardDuty, Azure Security Center e GCP Security Command Center </text:span><text:span text:style-name="T16">para detectar ameaças. </text:span><text:span text:style-name="T17">Paralelamente,</text:span><text:span text:style-name="T14"> é preciso </text:span><text:span text:style-name="T16">i</text:span><text:span text:style-name="T8">ncorporar práticas de DevSecOps durante todo o </text:span><text:span text:style-name="T5">desenvolvimento da aplicação.</text:span></text:p>
      <text:p text:style-name="P35"><text:span text:style-name="T15">Além disso, deve-se utilizar</text:span><text:span text:style-name="T5"> ferramentas para monitorar os custos e identificar gastos excessivos, como o AWS Cost Explorer, o Azure Cost Management e o GCP Cost Insights. Configurar escalabilidade horizontal e vertical automática para evitar ociosidade; estabelecer limites de gastos e configurar alertas de custo.</text:span></text:p>
      <text:p text:style-name="P35"><text:span text:style-name="T15">Para o gerenciamento utilizar</text:span><text:span text:style-name="T5"> ferramentas de automação, como o Terraform, Ansible e Kubernetes. </text:span><text:span text:style-name="T15">P</text:span><text:span text:style-name="T5">ara padronizar e orquestrar recursos, </text:span><text:span text:style-name="T15">a</text:span><text:span text:style-name="T5">dot</text:span><text:span text:style-name="T15">ar </text:span><text:span text:style-name="T5">uma API padrão, como os serviços da OpenAPI </text:span><text:span text:style-name="T15">e r</text:span><text:span text:style-name="T5">ealizar um gerenciamento centralizado, </text:span><text:span text:style-name="T9">por meio</text:span><text:span text:style-name="T5"> de ferramentas como o Consul da HashiCorp e o Tanzu da VMware.</text:span></text:p>
      <text:p text:style-name="P36"><text:span text:style-name="T15">Deve-se também s</text:span>elecion<text:span text:style-name="T15">ar </text:span><text:span text:style-name="T13">regiões específicas de datacenters que atendam os requisitos locais </text:span>de regulamentação como a <text:span text:style-name="T18">GDPR (Europa), LGPD (Brasil) e HIPAA (EUA) </text:span><text:span text:style-name="T15">e aplicar</text:span> auditorias regulares <text:span text:style-name="T13">por meio de ferramentas como o AWS Audit Manager ou Azure Compliance Manager, </text:span><text:span text:style-name="T15">além do treinamento da equipe para que atendam corretamente as regulamentações.</text:span></text:p>
      <text:p text:style-name="P37"/>
      <text:p text:style-name="P38">7. Exercício sobre IA na Nuvem</text:p>
      <text:p text:style-name="P39">Pesquise e liste 3 casos de uso reais de Inteligência Artificial aplicados em serviços de nuvem.</text:p>
      <text:p text:style-name="P39">Exemplo:</text:p>
      <text:p text:style-name="P39">- Detecção de fraudes com AWS SageMaker</text:p>
      <text:p text:style-name="P39">1. <text:span text:style-name="T19">Google Cloud Vertex AI + Big Query</text:span><text:span text:style-name="T20"> (Deteção de fraudes em tempo real)</text:span></text:p>
      <text:p text:style-name="P39">2. <text:span text:style-name="T21">Amazon Rekognition (Reconhecimento de imagem e vídeo)</text:span></text:p>
      <text:p text:style-name="P39">3. <text:span text:style-name="T21">Amazon Lex (Chatbots e assistentes virtuais)</text:span></text:p>
      <text:p text:style-name="P37"/>
      <text:p text:style-name="P38">8. Exercício Final</text:p>
      <text:p text:style-name="P39">Em grupo, escolham um setor (educação, saúde, indústria, etc.) e preparem uma apresentação curta</text:p>
      <text:p text:style-name="P39">respondendo:</text:p>
      <text:p text:style-name="P39">- Como a computação em nuvem pode transformar esse setor?</text:p>
      <text:p text:style-name="P39">- Como a IA pode potencializar essa transformação?</text:p>
      <text:p text:style-name="P39">- Quais desafios e oportunidades existem?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09:35:17.647031000</meta:creation-date>
    <dc:date>2026-01-27T11:41:54.627439000</dc:date>
    <meta:editing-duration>PT7H7M6S</meta:editing-duration>
    <meta:editing-cycles>19</meta:editing-cycles>
    <meta:generator>LibreOffice/25.8.4.2$MacOSX_AARCH64 LibreOffice_project/290daaa01b999472f0c7a3890eb6a550fd74c6df</meta:generator>
    <meta:print-date>2026-01-27T11:19:17.989084000</meta:print-date>
    <meta:printed-by>PDF files</meta:printed-by>
    <meta:document-statistic meta:table-count="0" meta:image-count="0" meta:object-count="0" meta:page-count="8" meta:paragraph-count="82" meta:word-count="1124" meta:character-count="7574" meta:non-whitespace-character-count="6456"/>
  </office:meta>
</office:document-meta>
</file>